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embeddedmacro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indoc/staticdialog.py" manifest:media-type=""/>
  <manifest:file-entry manifest:full-path="Scripts/python/pythonpath/indoc/points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commons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0" style:family="table-column">
      <style:table-column-properties fo:break-before="auto" style:column-width="24.04mm"/>
    </style:style>
    <style:style style:name="co12" style:family="table-column">
      <style:table-column-properties fo:break-before="auto" style:column-width="29.7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5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36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1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2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4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5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6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47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8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1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53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35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39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9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95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8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33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12" style:family="table-cell" style:parent-style-name="Default" style:data-style-name="N100">
      <style:table-cell-properties fo:border="none"/>
    </style:style>
    <style:style style:name="ce37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/>
    </style:style>
    <style:style style:name="ce38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54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21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6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6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11" style:family="table-cell" style:parent-style-name="Default" style:data-style-name="N10112">
      <style:table-cell-properties fo:border="none"/>
      <style:text-properties style:font-name="ＭＳ Ｐゴシック" style:font-name-asian="ＭＳ Ｐゴシック"/>
    </style:style>
    <style:style style:name="ce10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68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67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69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0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71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2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3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4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5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6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9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1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2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83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5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1"/>
        <table:table-column table:style-name="co12" table:default-cell-style-name="ce54"/>
        <table:table-column table:style-name="co1" table:number-columns-repeated="1022" table:default-cell-style-name="ce31"/>
        <table:table-row table:style-name="ro3">
          <table:table-cell table:style-name="ce30" office:value-type="string" calcext:value-type="string" table:number-columns-spanned="2" table:number-rows-spanned="1">
            <text:p>全部位終了消去</text:p>
          </table:table-cell>
          <table:covered-table-cell table:style-name="ce38"/>
          <table:table-cell table:style-name="ce30" office:value-type="string" calcext:value-type="string">
            <text:p>印刷</text:p>
          </table:table-cell>
          <table:table-cell table:style-name="ce65" office:value-type="string" calcext:value-type="string">
            <text:p>月末印刷</text:p>
          </table:table-cell>
          <table:table-cell table:style-name="ce30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黒行</text:p>
          </table:table-cell>
          <table:table-cell table:style-name="ce21"/>
          <table:table-cell table:style-name="ce61" table:number-columns-repeated="1022"/>
        </table:table-row>
        <table:table-row table:style-name="ro2">
          <table:table-cell table:style-name="ce33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11" office:value-type="date" office:date-value="2018-08-26" calcext:value-type="date">
            <text:p>2018-8</text:p>
          </table:table-cell>
          <table:table-cell table:style-name="ce67"/>
          <table:table-cell table:number-columns-repeated="1020"/>
        </table:table-row>
        <table:table-row table:style-name="ro2">
          <table:table-cell table:style-name="ce33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10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00046488</text:p>
          </table:table-cell>
          <table:table-cell table:style-name="ce60"/>
          <table:table-cell table:style-name="ce68" table:number-columns-repeated="1022"/>
        </table:table-row>
        <table:table-row table:style-name="ro2">
          <table:table-cell table:style-name="ce33" office:value-type="string" calcext:value-type="string">
            <text:p>00051618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00004546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00051618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1" table:number-columns-repeated="947" table:default-cell-style-name="ce31"/>
        <table:table-column table:style-name="co1" table:number-columns-repeated="72" table:default-cell-style-name="ce77"/>
        <table:table-row table:style-name="ro2">
          <table:table-cell table:style-name="ce66" office:value-type="string" calcext:value-type="string" table:number-columns-spanned="2" table:number-rows-spanned="1">
            <text:p>一覧へ</text:p>
          </table:table-cell>
          <table:covered-table-cell/>
          <table:table-cell table:style-name="ce66" office:value-type="string" calcext:value-type="string" table:number-columns-spanned="2" table:number-rows-spanned="1">
            <text:p>月更新</text:p>
          </table:table-cell>
          <table:covered-table-cell/>
          <table:table-cell table:style-name="ce33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54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number-columns-repeated="1019"/>
        </table:table-row>
        <table:table-row table:style-name="ro2" table:number-rows-repeated="30">
          <table:table-cell table:style-name="ce70"/>
          <table:table-cell table:style-name="ce71" table:number-columns-repeated="2"/>
          <table:table-cell table:style-name="ce74"/>
          <table:table-cell table:style-name="ce76"/>
          <table:table-cell table:number-columns-repeated="1019"/>
        </table:table-row>
        <table:table-row table:style-name="ro2">
          <table:table-cell table:style-name="ce71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8" table:default-cell-style-name="ce31"/>
        <table:table-column table:style-name="co9" table:number-columns-repeated="8" table:default-cell-style-name="ce31"/>
        <table:table-column table:style-name="co1" table:number-columns-repeated="955" table:default-cell-style-name="ce31"/>
        <table:table-column table:style-name="co1" table:number-columns-repeated="56" table:default-cell-style-name="ce77"/>
        <table:table-row table:style-name="ro2">
          <table:table-cell table:style-name="ce66" table:number-columns-spanned="2" table:number-rows-spanned="1"/>
          <table:covered-table-cell/>
          <table:table-cell table:style-name="ce66" table:number-columns-spanned="2" table:number-rows-spanned="1"/>
          <table:covered-table-cell/>
          <table:table-cell table:style-name="ce33" office:value-type="string" calcext:value-type="string">
            <text:p>00131570</text:p>
          </table:table-cell>
          <table:table-cell table:style-name="ce80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4" office:value-type="float" office:value="33" calcext:value-type="float">
            <text:p>33</text:p>
          </table:table-cell>
          <table:table-cell table:style-name="ce79" office:value-type="date" office:date-value="2018-08-01" calcext:value-type="date">
            <text:p>2018/08/01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table:style-name="ce71" office:value-type="float" office:value="3" calcext:value-type="float">
            <text:p>3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" calcext:value-type="float">
            <text:p>3</text:p>
          </table:table-cell>
          <table:table-cell table:number-columns-repeated="2" table:style-name="ce71" office:value-type="float" office:value="9" calcext:value-type="float">
            <text:p>9</text:p>
          </table:table-cell>
          <table:table-cell table:style-name="ce71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M33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10" table:default-cell-style-name="ce31"/>
        <table:table-column table:style-name="co9" table:number-columns-repeated="8" table:default-cell-style-name="ce31"/>
        <table:table-column table:style-name="co1" table:number-columns-repeated="907" table:default-cell-style-name="ce31"/>
        <table:table-column table:style-name="co1" table:number-columns-repeated="104" table:default-cell-style-name="ce77"/>
        <table:table-row table:style-name="ro2">
          <table:table-cell table:style-name="ce66" office:value-type="string" calcext:value-type="string" table:number-columns-spanned="2" table:number-rows-spanned="1">
            <text:p>一覧へ</text:p>
          </table:table-cell>
          <table:covered-table-cell/>
          <table:table-cell table:style-name="ce66" office:value-type="string" calcext:value-type="string" table:number-columns-spanned="2" table:number-rows-spanned="1">
            <text:p>月更新</text:p>
          </table:table-cell>
          <table:covered-table-cell/>
          <table:table-cell table:style-name="ce33" office:value-type="string" calcext:value-type="string">
            <text:p>00045454</text:p>
          </table:table-cell>
          <table:table-cell table:style-name="ce80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1" office:value-type="float" office:value="35" calcext:value-type="float">
            <text:p>35</text:p>
          </table:table-cell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1" calcext:value-type="date">
            <text:p>2018-8-0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2" calcext:value-type="date">
            <text:p>2018-8-02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3" calcext:value-type="date">
            <text:p>2018-8-03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4" calcext:value-type="date">
            <text:p>2018-8-04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5" calcext:value-type="date">
            <text:p>2018-8-0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6" calcext:value-type="date">
            <text:p>2018-8-06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7" calcext:value-type="date">
            <text:p>2018-8-07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8" calcext:value-type="date">
            <text:p>2018-8-08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9" calcext:value-type="date">
            <text:p>2018-8-09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0" calcext:value-type="date">
            <text:p>2018-8-1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1" calcext:value-type="date">
            <text:p>2018-8-1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2" calcext:value-type="date">
            <text:p>2018-8-12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3" calcext:value-type="date">
            <text:p>2018-8-13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4" calcext:value-type="date">
            <text:p>2018-8-14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5" calcext:value-type="date">
            <text:p>2018-8-1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6" calcext:value-type="date">
            <text:p>2018-8-16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7" calcext:value-type="date">
            <text:p>2018-8-17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8" calcext:value-type="date">
            <text:p>2018-8-18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9" calcext:value-type="date">
            <text:p>2018-8-19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0" calcext:value-type="date">
            <text:p>2018-8-2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1" calcext:value-type="date">
            <text:p>2018-8-2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2" calcext:value-type="date">
            <text:p>2018-8-22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3" calcext:value-type="date">
            <text:p>2018-8-23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4" calcext:value-type="date">
            <text:p>2018-8-24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5" calcext:value-type="date">
            <text:p>2018-8-2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6" calcext:value-type="date">
            <text:p>2018-8-26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7" calcext:value-type="date">
            <text:p>2018-8-27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8" calcext:value-type="date">
            <text:p>2018-8-28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9" calcext:value-type="date">
            <text:p>2018-8-29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30" calcext:value-type="date">
            <text:p>2018-8-3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08-31" calcext:value-type="date">
            <text:p>2018-8-31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9" table:number-columns-repeated="8" table:default-cell-style-name="ce31"/>
        <table:table-column table:style-name="co1" table:number-columns-repeated="899" table:default-cell-style-name="ce31"/>
        <table:table-column table:style-name="co1" table:number-columns-repeated="112" table:default-cell-style-name="ce77"/>
        <table:table-row table:style-name="ro2">
          <table:table-cell table:style-name="ce66" office:value-type="string" calcext:value-type="string" table:number-columns-spanned="2" table:number-rows-spanned="1">
            <text:p>一覧へ</text:p>
          </table:table-cell>
          <table:covered-table-cell/>
          <table:table-cell table:style-name="ce66" office:value-type="string" calcext:value-type="string" table:number-columns-spanned="2" table:number-rows-spanned="1">
            <text:p>月更新</text:p>
          </table:table-cell>
          <table:covered-table-cell/>
          <table:table-cell table:style-name="ce33" office:value-type="string" calcext:value-type="string">
            <text:p>00054785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number-columns-repeated="2" table:style-name="ce71" office:value-type="float" office:value="28" calcext:value-type="float">
            <text:p>28</text:p>
          </table:table-cell>
          <table:table-cell table:style-name="ce71" office:value-type="float" office:value="30" calcext:value-type="float">
            <text:p>30</text:p>
          </table:table-cell>
          <table:table-cell table:style-name="ce74" office:value-type="float" office:value="30" calcext:value-type="float">
            <text:p>30</text:p>
          </table:table-cell>
          <table:table-cell table:style-name="ce81" office:value-type="date" office:date-value="2018-11-01" calcext:value-type="date">
            <text:p>2018-11-0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number-columns-repeated="2" table:style-name="ce71" office:value-type="float" office:value="3" calcext:value-type="float">
            <text:p>3</text:p>
          </table:table-cell>
          <table:table-cell table:style-name="ce71"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02" calcext:value-type="date">
            <text:p>2018-11-02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7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2" office:value-type="date" office:date-value="2018-11-03" calcext:value-type="date">
            <text:p>2018-11-03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3" office:value-type="date" office:date-value="2018-11-04" calcext:value-type="date">
            <text:p>2018-11-04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05" calcext:value-type="date">
            <text:p>2018-11-05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7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06" calcext:value-type="date">
            <text:p>2018-11-06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7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07" calcext:value-type="date">
            <text:p>2018-11-07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08" calcext:value-type="date">
            <text:p>2018-11-08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7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09" calcext:value-type="date">
            <text:p>2018-11-09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4" office:value-type="date" office:date-value="2018-11-10" calcext:value-type="date">
            <text:p>2018-11-10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3" office:value-type="date" office:date-value="2018-11-11" calcext:value-type="date">
            <text:p>2018-11-11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12" calcext:value-type="date">
            <text:p>2018-11-12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13" calcext:value-type="date">
            <text:p>2018-11-13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14" calcext:value-type="date">
            <text:p>2018-11-14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15" calcext:value-type="date">
            <text:p>2018-11-15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16" calcext:value-type="date">
            <text:p>2018-11-16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4" office:value-type="date" office:date-value="2018-11-17" calcext:value-type="date">
            <text:p>2018-11-17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3" office:value-type="date" office:date-value="2018-11-18" calcext:value-type="date">
            <text:p>2018-11-18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19" calcext:value-type="date">
            <text:p>2018-11-19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20" calcext:value-type="date">
            <text:p>2018-11-20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21" calcext:value-type="date">
            <text:p>2018-11-21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22" calcext:value-type="date">
            <text:p>2018-11-22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5" office:value-type="date" office:date-value="2018-11-23" calcext:value-type="date">
            <text:p>2018-11-23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4" office:value-type="date" office:date-value="2018-11-24" calcext:value-type="date">
            <text:p>2018-11-24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3" office:value-type="date" office:date-value="2018-11-25" calcext:value-type="date">
            <text:p>2018-11-25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26" calcext:value-type="date">
            <text:p>2018-11-26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27" calcext:value-type="date">
            <text:p>2018-11-27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28" calcext:value-type="date">
            <text:p>2018-11-28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29" calcext:value-type="date">
            <text:p>2018-11-29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30" calcext:value-type="date">
            <text:p>2018-11-30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4"/>
          <table:table-cell table:style-name="ce84"/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00/00/00</text:date>, <text:time style:data-style-name="N2" text:time-value="00:08:19.43255267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4T00:11:01.172697250</dc:date>
    <meta:editing-duration>P1DT15H18M19S</meta:editing-duration>
    <meta:editing-cycles>425</meta:editing-cycles>
    <meta:generator>LibreOffice/5.4.1.2$Linux_x86 LibreOffice_project/ea7cb86e6eeb2bf3a5af73a8f7777ac570321527</meta:generator>
    <meta:print-date>2018-08-30T23:09:39.195440824</meta:print-date>
    <meta:document-statistic meta:table-count="5" meta:cell-count="734" meta:object-count="0"/>
  </office:meta>
</office:document-meta>
</file>